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3" style:family="text">
      <style:text-properties fo:font-variant="normal" fo:text-transform="none" fo:color="#000000" fo:font-size="10pt" fo:letter-spacing="normal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ідгук</text:p>
      <text:p text:style-name="P2"></text:p>
      <text:p text:style-name="P2">Про дипломну роботу</text:p>
      <text:p text:style-name="P2"></text:p>
      <text:p text:style-name="P1">Слухача магістерської програми "Програмне забезпечення автоматизованих систем"</text:p>
      <text:p text:style-name="P1">Факультету Iнформатики НаУКМА</text:p>
      <text:p text:style-name="P1">Бойка Романа Олеговича</text:p>
      <text:p text:style-name="P1">На тему "Паттерни та рефакторинг в функціональних мовах"</text:p>
      <text:p text:style-name="P1"></text:p>
      <text:p text:style-name="P1"><text:tab/>Дана робота присвячена проблемі відсутності каталогу/класифікації взірців(паттернів) програмування в функціональних мовах.</text:p>
      <text:p text:style-name="P1">Оскільки є успішний приклад таких каталогів для Об'єктно-Орієнтованої парадигми, то додатковим завданням було навести аналогії між відомими паттернами з ООП та їх можливою реалізацією в функціональній парадигмі.</text:p>
      <text:p text:style-name="P1">Іншим завданням було навести приклади паттернів в ФП та зразків реструктуризації існуючого функціонального коду який може привести до цих паттернів.</text:p>
      <text:p text:style-name="P1"><text:tab/>Актуальність такої роботи полягає в тому, що паттерни надають зручність в спілкуванні/обговоренні архітектурних моделей програм, певну допомогу в написанні коду, і можуть бути дуже корисними для функціональної парадигми також.</text:p>
      <text:p text:style-name="P1"><text:tab/>Іншим аспектом актуальності є те, що дана робота може допомогти програмістам з досвідом роботи з ОО мовами працювати з функціональними мовами також, оскільки наведена трансляція відомих паттернів ООП функціональною мовою.</text:p>
      <text:p text:style-name="P1"></text:p>
      <text:p text:style-name="P1"><text:tab/>Загалом поставлене завдання було виконано частково.</text:p>
      <text:p text:style-name="P1"><text:soft-page-break/><text:tab/>Частина з трансляції з взірців ООП функціональною мовою виконана повністю. Але прикладів чисто функціональних патернів наведено небагато та недостатньо розкрита тема зв'язку функціональних взірців з математичною теорією.</text:p>
      <text:p text:style-name="P1"><text:tab/>Календарний план виконання роботи також не було дотримано коректним чином, що також повпливало на неповноту роботи.</text:p>
      <text:p text:style-name="P1"></text:p>
      <text:p text:style-name="P1"><text:tab/>В загальному сама ідея роботи є актуальною і потребує більш поглибленого вивчення, тому робота над даною темою може бути продовжена та в разі успіху бути конвертована в статтю/серію статей.</text:p>
      <text:p text:style-name="P4"></text:p>
      <text:p text:style-name="P4">Науковий керівник</text:p>
      <text:p text:style-name="P4">Володимир Васильович Бублик</text:p>
      <text:p text:style-name="P4">кандидат фізико-математичних наук, доцент </text:p>
      <text:p text:style-name="P3"><text:span text:style-name="T1"/></text:p>
      <text:p text:style-name="P3"><text:span text:style-name="T1">_________________</text:span></text:p>
      <text:p text:style-name="P5"><text:span text:style-name="T1">(</text:span><text:span text:style-name="T3">підпис</text:span><text:span text:style-name="T1">) <text:s text:c="11"/></text:span></text:p>
      <text:p text:style-name="P3"><text:span text:style-name="T1"/></text:p>
      <text:p text:style-name="P3"><text:span text:style-name="T1">„ </text:span><text:span text:style-name="T2">___” ___________ 20__p.</text:span></text:p>
      <text:p text:style-name="P3"><text:span text:style-name="T2">(дата) <text:s text:c="14"/></text:span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2T08:00:43</meta:creation-date>
    <dc:date>2012-01-12T08:11:24</dc:date>
    <meta:editing-duration>PT10M44S</meta:editing-duration>
    <meta:editing-cycles>2</meta:editing-cycles>
    <meta:generator>LibreOffice/3.3$Linux LibreOffice_project/330m19$Build-401</meta:generator>
    <meta:document-statistic meta:table-count="0" meta:image-count="0" meta:object-count="0" meta:page-count="2" meta:paragraph-count="28" meta:word-count="236" meta:character-count="1914"/>
  </office:meta>
</office:document-meta>
</file>